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ixException.ServiceMix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rviceMixException.ServiceMix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Exception.ServiceMix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Exception.ServiceMix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